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==============</text:span></text:p>
      <text:p text:style-name="P1"><text:span text:style-name="T1"><text:tab/>Numpy---Indexing and Slicing Operations of 1D,2D and 3D array</text:span></text:p>
      <text:p text:style-name="P1"><text:span text:style-name="T1"><text:tab/>=======================================================</text:span></text:p>
      <text:p text:style-name="P1"><text:span text:style-name="T1">------------------------------------</text:span></text:p>
      <text:p text:style-name="P1"><text:span text:style-name="T1">1D Arrays Slicing:</text:span></text:p>
      <text:p text:style-name="P1"><text:span text:style-name="T1">------------------------------------</text:span></text:p>
      <text:p text:style-name="P1"><text:span text:style-name="T1">Syntax:- <text:s text:c="2"/>1dndrrayobj[begin:end:step]</text:span></text:p>
      <text:p text:style-name="P1"><text:span text:style-name="T1">-----------------------</text:span></text:p>
      <text:p text:style-name="P1"><text:span text:style-name="T1">Examples:</text:span></text:p>
      <text:p text:style-name="P1"><text:span text:style-name="T1">-----------------------</text:span></text:p>
      <text:p text:style-name="P1"><text:span text:style-name="T1">&gt;&gt;&gt; a=np.array([10,20,30,40,50,60,70])</text:span></text:p>
      <text:p text:style-name="P1"><text:span text:style-name="T1">&gt;&gt;&gt; a------------array([10, 20, 30, 40, 50, 60, 70])</text:span></text:p>
      <text:p text:style-name="P1"><text:span text:style-name="T1">&gt;&gt;&gt; a[::-1]-----------array([70, 60, 50, 40, 30, 20, 10])</text:span></text:p>
      <text:p text:style-name="P1"><text:span text:style-name="T1">&gt;&gt;&gt; a[::]-----------array([10, 20, 30, 40, 50, 60, 70])</text:span></text:p>
      <text:p text:style-name="P1"><text:span text:style-name="T1">------------------------------------</text:span></text:p>
      <text:p text:style-name="P1"><text:span text:style-name="T1">2D Arrays Slicing:</text:span></text:p>
      <text:p text:style-name="P1"><text:span text:style-name="T1">------------------------------------</text:span></text:p>
      <text:p text:style-name="P1"><text:span text:style-name="T1">Syntax:- ndrrayobj[ i , j ]</text:span></text:p>
      <text:p text:style-name="P1"><text:span text:style-name="T1"><text:tab/>here 'i' represents <text:s/>Row Index</text:span></text:p>
      <text:p text:style-name="P1"><text:span text:style-name="T1"><text:tab/>here 'j' represents Column Index</text:span></text:p>
      <text:p text:style-name="P1"><text:soft-page-break/><text:span text:style-name="T1"><text:tab/><text:tab/><text:tab/>(OR)</text:span></text:p>
      <text:p text:style-name="P1"><text:span text:style-name="T1">Syntax:- <text:s text:c="6"/>2dndrrayobj[Row Index, Column Index]</text:span></text:p>
      <text:p text:style-name="P1"><text:span text:style-name="T1"><text:tab/></text:span></text:p>
      <text:p text:style-name="P1"><text:span text:style-name="T1">Syntax:- <text:s text:c="6"/>2dndrrayobj[begin:end:step, begin:end:step]</text:span></text:p>
      <text:p text:style-name="P2"/>
      <text:p text:style-name="P1"><text:span text:style-name="T1">--------------------------------------------------------------------</text:span></text:p>
      <text:p text:style-name="P1"><text:span text:style-name="T1">Examples:</text:span></text:p>
      <text:p text:style-name="P1"><text:span text:style-name="T1">--------------------------------------------------------------------</text:span></text:p>
      <text:p text:style-name="P1"><text:span text:style-name="T1">&gt;&gt;&gt; a=np.array([[10,20,30],[40,50,60]])</text:span></text:p>
      <text:p text:style-name="P1"><text:span text:style-name="T1">&gt;&gt;&gt; a</text:span></text:p>
      <text:p text:style-name="P1"><text:span text:style-name="T1">array([[10, 20, 30],</text:span></text:p>
      <text:p text:style-name="P1"><text:span text:style-name="T1"><text:s text:c="7"/>[40, 50, 60]])</text:span></text:p>
      <text:p text:style-name="P1"><text:span text:style-name="T1">&gt;&gt;&gt; a[0,0]</text:span></text:p>
      <text:p text:style-name="P1"><text:span text:style-name="T1">10</text:span></text:p>
      <text:p text:style-name="P1"><text:span text:style-name="T1">&gt;&gt;&gt; a[0:,0:1]</text:span></text:p>
      <text:p text:style-name="P1"><text:span text:style-name="T1">array([[10],</text:span></text:p>
      <text:p text:style-name="P1"><text:span text:style-name="T1"><text:s text:c="7"/>[40]])</text:span></text:p>
      <text:p text:style-name="P1"><text:span text:style-name="T1">&gt;&gt;&gt; a[0:,1:2]</text:span></text:p>
      <text:p text:style-name="P1"><text:span text:style-name="T1">array([[20],</text:span></text:p>
      <text:p text:style-name="P1"><text:span text:style-name="T1"><text:s text:c="7"/>[50]])</text:span></text:p>
      <text:p text:style-name="P1"><text:span text:style-name="T1">&gt;&gt;&gt; a[1:,:]</text:span></text:p>
      <text:p text:style-name="P1"><text:soft-page-break/><text:span text:style-name="T1">array([[40, 50, 60]])</text:span></text:p>
      <text:p text:style-name="P1"><text:span text:style-name="T1">===============================================================</text:span></text:p>
      <text:p text:style-name="P1"><text:span text:style-name="T1">3D Arrays Slicing</text:span></text:p>
      <text:p text:style-name="P1"><text:span text:style-name="T1">-----------------------------</text:span></text:p>
      <text:p text:style-name="P1"><text:span text:style-name="T1">Syntax:- <text:s text:c="6"/>3dndrrayobj[i,j,k]</text:span></text:p>
      <text:p text:style-name="P2"/>
      <text:p text:style-name="P1"><text:span text:style-name="T1"><text:tab/>here 'i' represents Which 2D matrix ( Matrix Number--&gt;0 1 2 3 4 5...... )</text:span></text:p>
      <text:p text:style-name="P1"><text:span text:style-name="T1"><text:tab/>here 'j' represents which Rows in that 2D matrix </text:span></text:p>
      <text:p text:style-name="P1"><text:span text:style-name="T1"><text:tab/>here 'k' represents which Columns in that 2D matrix </text:span></text:p>
      <text:p text:style-name="P1"><text:span text:style-name="T1"><text:tab/><text:tab/><text:tab/><text:tab/>(OR)</text:span></text:p>
      <text:p text:style-name="P1"><text:span text:style-name="T1">Syntax:- <text:s text:c="6"/>3dndrrayobj[ Matrix Index, Row Index, Column Index ]</text:span></text:p>
      <text:p text:style-name="P1"><text:span text:style-name="T1"><text:tab/><text:tab/><text:tab/><text:tab/>(OR)</text:span></text:p>
      <text:p text:style-name="P1"><text:span text:style-name="T1">Syntax:- <text:s text:c="6"/>3dndrrayobj[begin:end:step, begin:end:step, begin:end:step ]</text:span></text:p>
      <text:p text:style-name="P1"><text:span text:style-name="T1">----------------------</text:span></text:p>
      <text:p text:style-name="P1"><text:span text:style-name="T1">Examples:</text:span></text:p>
      <text:p text:style-name="P1"><text:span text:style-name="T1">----------------------</text:span></text:p>
      <text:p text:style-name="P1"><text:span text:style-name="T1">&gt;&gt;&gt; lst=[ [ [1,2,3],[4,5,6],[7,8,9] ],[ [13,14,15],[16,17,18],[19,20,21] ] ]</text:span></text:p>
      <text:p text:style-name="P1"><text:span text:style-name="T1">&gt;&gt;&gt; print(lst)</text:span></text:p>
      <text:p text:style-name="P1"><text:span text:style-name="T1">[[[1, 2, 3], [4, 5, 6], [7, 8, 9]], [[13, 14, 15], [16, 17, 18], [19, 20, 21]]]</text:span></text:p>
      <text:p text:style-name="P1"><text:span text:style-name="T1">&gt;&gt;&gt; arr2=np.array(lst)</text:span></text:p>
      <text:p text:style-name="P1"><text:span text:style-name="T1">&gt;&gt;&gt; print(arr2)</text:span></text:p>
      <text:p text:style-name="P1"><text:soft-page-break/><text:span text:style-name="T1">[[[ 1 <text:s/>2 <text:s/>3]</text:span></text:p>
      <text:p text:style-name="P1"><text:span text:style-name="T1"><text:s text:c="2"/>[ 4 <text:s/>5 <text:s/>6]</text:span></text:p>
      <text:p text:style-name="P1"><text:span text:style-name="T1"><text:s text:c="2"/>[ 7 <text:s/>8 <text:s/>9]]</text:span></text:p>
      <text:p text:style-name="P2"/>
      <text:p text:style-name="P1"><text:span text:style-name="T1"><text:s/>[[13 14 15]</text:span></text:p>
      <text:p text:style-name="P1"><text:span text:style-name="T1"><text:s text:c="2"/>[16 17 18]</text:span></text:p>
      <text:p text:style-name="P1"><text:span text:style-name="T1"><text:s text:c="2"/>[19 20 21]]]</text:span></text:p>
      <text:p text:style-name="P1"><text:span text:style-name="T1">&gt;&gt;&gt; arr2.ndim</text:span></text:p>
      <text:p text:style-name="P1"><text:span text:style-name="T1">3</text:span></text:p>
      <text:p text:style-name="P1"><text:span text:style-name="T1">&gt;&gt;&gt; arr2.shape</text:span></text:p>
      <text:p text:style-name="P1"><text:span text:style-name="T1">(2, 3, 3)</text:span></text:p>
      <text:p text:style-name="P1"><text:span text:style-name="T1">&gt;&gt;&gt; arr2[:,:,0:1]</text:span></text:p>
      <text:p text:style-name="P1"><text:span text:style-name="T1">array([[[ 1],</text:span></text:p>
      <text:p text:style-name="P1"><text:span text:style-name="T1"><text:s text:c="8"/>[ 4],</text:span></text:p>
      <text:p text:style-name="P1"><text:span text:style-name="T1"><text:s text:c="8"/>[ 7]],</text:span></text:p>
      <text:p text:style-name="P2"/>
      <text:p text:style-name="P1"><text:span text:style-name="T1"><text:s text:c="7"/>[[13],</text:span></text:p>
      <text:p text:style-name="P1"><text:span text:style-name="T1"><text:s text:c="8"/>[16],</text:span></text:p>
      <text:p text:style-name="P1"><text:span text:style-name="T1"><text:s text:c="8"/>[19]]])</text:span></text:p>
      <text:p text:style-name="P1"><text:span text:style-name="T1">&gt;&gt;&gt; arr2[:,:,:1]</text:span></text:p>
      <text:p text:style-name="P1"><text:span text:style-name="T1">array([[[ 1],</text:span></text:p>
      <text:p text:style-name="P1"><text:soft-page-break/><text:span text:style-name="T1"><text:s text:c="8"/>[ 4],</text:span></text:p>
      <text:p text:style-name="P1"><text:span text:style-name="T1"><text:s text:c="8"/>[ 7]],</text:span></text:p>
      <text:p text:style-name="P2"/>
      <text:p text:style-name="P1"><text:span text:style-name="T1"><text:s text:c="7"/>[[13],</text:span></text:p>
      <text:p text:style-name="P1"><text:span text:style-name="T1"><text:s text:c="8"/>[16],</text:span></text:p>
      <text:p text:style-name="P1"><text:span text:style-name="T1"><text:s text:c="8"/>[19]]])</text:span></text:p>
      <text:p text:style-name="P1"><text:span text:style-name="T1">&gt;&gt;&gt; arr2[: , 0:2, 1:3]</text:span></text:p>
      <text:p text:style-name="P1"><text:span text:style-name="T1">array([[[ 2, <text:s/>3],</text:span></text:p>
      <text:p text:style-name="P1"><text:span text:style-name="T1"><text:s text:c="8"/>[ 5, <text:s/>6]],</text:span></text:p>
      <text:p text:style-name="P2"/>
      <text:p text:style-name="P1"><text:span text:style-name="T1"><text:s text:c="7"/>[[14, 15],</text:span></text:p>
      <text:p text:style-name="P1"><text:span text:style-name="T1"><text:s text:c="8"/>[17, 18]]])</text:span></text:p>
      <text:p text:style-name="P1"><text:span text:style-name="T1">&gt;&gt;&gt; arr2[: , :2, 1:]</text:span></text:p>
      <text:p text:style-name="P1"><text:span text:style-name="T1">array([[[ 2, <text:s/>3],</text:span></text:p>
      <text:p text:style-name="P1"><text:span text:style-name="T1"><text:s text:c="8"/>[ 5, <text:s/>6]],</text:span></text:p>
      <text:p text:style-name="P2"/>
      <text:p text:style-name="P1"><text:span text:style-name="T1"><text:s text:c="7"/>[[14, 15],</text:span></text:p>
      <text:p text:style-name="P1"><text:span text:style-name="T1"><text:s text:c="8"/>[17, 18]]])</text:span></text:p>
      <text:p text:style-name="P1"><text:span text:style-name="T1">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95" meta:word-count="284" meta:character-count="2519" meta:non-whitespace-character-count="2115"/>
    <meta:generator>LibreOfficeDev/6.0.5.2$Linux_X86_64 LibreOffice_project/</meta:generator>
  </office:meta>
</office:document-meta>
</file>